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>
            <text:p>WYNIKI: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initial weights</text:p>
          </table:table-cell>
          <table:table-cell office:value-type="string">
            <text:p>end weights</text:p>
          </table:table-cell>
          <table:table-cell office:value-type="string">
            <text:p>learning rate</text:p>
          </table:table-cell>
          <table:table-cell office:value-type="string">
            <text:p>epoch number</text:p>
          </table:table-cell>
          <table:table-cell>
            <draw:frame table:end-cell-address="Arkusz1.Q47" table:end-x="1.334cm" table:end-y="0.115cm" draw:z-index="0" draw:style-name="gr1" draw:text-style-name="P1" svg:width="27.222cm" svg:height="20.349cm" svg:x="1.209cm" svg:y="0.109cm">
              <draw:object draw:notify-on-update-of-ranges="Arkusz1.C2:Arkusz1.C2 Arkusz1.C6:Arkusz1.C102 Arkusz1.D2:Arkusz1.D2 Arkusz1.D6:Arkusz1.D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[0,54721853690063338, 0,1451940741032407]</text:p>
          </table:table-cell>
          <table:table-cell office:value-type="string">
            <text:p>[ 0,62898904 <text:s/>0,22696458]</text:p>
          </table:table-cell>
          <table:table-cell table:style-name="ce2" office:value-type="float" office:value="0.000120427845108684">
            <text:p>1,20E-00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[-0,23254900090841701, 0,3514337852612831]</text:p>
          </table:table-cell>
          <table:table-cell office:value-type="string">
            <text:p>[ 0,00020478 <text:s/>0,1930849 ]</text:p>
          </table:table-cell>
          <table:table-cell office:value-type="float" office:value="0.000635939296522912">
            <text:p>0,0006359393</text:p>
          </table:table-cell>
          <table:table-cell office:value-type="float" office:value="2442">
            <text:p>2442</text:p>
          </table:table-cell>
          <table:table-cell/>
        </table:table-row>
        <table:table-row table:style-name="ro1">
          <table:table-cell office:value-type="string">
            <text:p>[-0,12090499713029035, -0,79189757848013909]</text:p>
          </table:table-cell>
          <table:table-cell office:value-type="string">
            <text:p>[ 0,03554447 <text:s/>0,00145264]</text:p>
          </table:table-cell>
          <table:table-cell office:value-type="float" office:value="0.00100935141819631">
            <text:p>0,0010093514</text:p>
          </table:table-cell>
          <table:table-cell office:value-type="float" office:value="3186">
            <text:p>3186</text:p>
          </table:table-cell>
          <table:table-cell/>
        </table:table-row>
        <table:table-row table:style-name="ro1">
          <table:table-cell office:value-type="string">
            <text:p>[0,032474685050656427, -0,19421912896424864]</text:p>
          </table:table-cell>
          <table:table-cell office:value-type="string">
            <text:p>[ 0,37644295 <text:s/>0,14974913]</text:p>
          </table:table-cell>
          <table:table-cell office:value-type="float" office:value="0.00102677092663571">
            <text:p>0,0010267709</text:p>
          </table:table-cell>
          <table:table-cell office:value-type="float" office:value="1334">
            <text:p>1334</text:p>
          </table:table-cell>
          <table:table-cell/>
        </table:table-row>
        <table:table-row table:style-name="ro1">
          <table:table-cell office:value-type="string">
            <text:p>[0,58004921186923419, 0,88510038503860944]</text:p>
          </table:table-cell>
          <table:table-cell office:value-type="string">
            <text:p>[ 0,4774281 <text:s text:c="2"/>0,63023915]</text:p>
          </table:table-cell>
          <table:table-cell office:value-type="float" office:value="0.00112770456786183">
            <text:p>0,0011277046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string">
            <text:p>[-0,095357357761497452, -0,57599423289042928]</text:p>
          </table:table-cell>
          <table:table-cell office:value-type="string">
            <text:p>[ 0,29948331 <text:s/>0,00529898]</text:p>
          </table:table-cell>
          <table:table-cell office:value-type="float" office:value="0.0021935592860748">
            <text:p>0,0021935593</text:p>
          </table:table-cell>
          <table:table-cell office:value-type="float" office:value="1091">
            <text:p>1091</text:p>
          </table:table-cell>
          <table:table-cell/>
        </table:table-row>
        <table:table-row table:style-name="ro1">
          <table:table-cell office:value-type="string">
            <text:p>[0,020590691142345019, -0,96076407020535626]</text:p>
          </table:table-cell>
          <table:table-cell office:value-type="string">
            <text:p>[ 0,26596943 <text:s/>0,00800395]</text:p>
          </table:table-cell>
          <table:table-cell office:value-type="float" office:value="0.00318673690384173">
            <text:p>0,0031867369</text:p>
          </table:table-cell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string">
            <text:p>[0,68962572557704971, -0,8749485840889657]</text:p>
          </table:table-cell>
          <table:table-cell office:value-type="string">
            <text:p>[ 0,46710826 <text:s/>0,00702972]</text:p>
          </table:table-cell>
          <table:table-cell office:value-type="float" office:value="0.00404577201506697">
            <text:p>0,004045772</text:p>
          </table:table-cell>
          <table:table-cell office:value-type="float" office:value="1202">
            <text:p>1202</text:p>
          </table:table-cell>
          <table:table-cell/>
        </table:table-row>
        <table:table-row table:style-name="ro1">
          <table:table-cell office:value-type="string">
            <text:p>[-0,40413223759208705, -0,92572975655833245]</text:p>
          </table:table-cell>
          <table:table-cell office:value-type="string">
            <text:p>[ 0,04129672 <text:s/>0,00645661]</text:p>
          </table:table-cell>
          <table:table-cell office:value-type="float" office:value="0.00459205106492271">
            <text:p>0,0045920511</text:p>
          </table:table-cell>
          <table:table-cell office:value-type="float" office:value="768">
            <text:p>768</text:p>
          </table:table-cell>
          <table:table-cell/>
        </table:table-row>
        <table:table-row table:style-name="ro1">
          <table:table-cell office:value-type="string">
            <text:p>[0,14034861997729864, -0,069987317580980424]</text:p>
          </table:table-cell>
          <table:table-cell office:value-type="string">
            <text:p>[ 0,09141915 <text:s/>0,01319279]</text:p>
          </table:table-cell>
          <table:table-cell office:value-type="float" office:value="0.00489294745494647">
            <text:p>0,0048929475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[-0,35807912378898099, -0,97056303769171104]</text:p>
          </table:table-cell>
          <table:table-cell office:value-type="string">
            <text:p>[ 0,16899532 <text:s/>0,00372609]</text:p>
          </table:table-cell>
          <table:table-cell office:value-type="float" office:value="0.00532398429703559">
            <text:p>0,0053239843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string">
            <text:p>[-0,40214121382263346, 0,16692101900431611]</text:p>
          </table:table-cell>
          <table:table-cell office:value-type="string">
            <text:p>[ 0,01362024 <text:s/>0,11998021]</text:p>
          </table:table-cell>
          <table:table-cell office:value-type="float" office:value="0.0067058298283234">
            <text:p>0,006705829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string">
            <text:p>[-0,93883558731587413, -0,27644044945679269]</text:p>
          </table:table-cell>
          <table:table-cell office:value-type="string">
            <text:p>[ 0,0134342 <text:s text:c="2"/>0,26771371]</text:p>
          </table:table-cell>
          <table:table-cell office:value-type="float" office:value="0.00906923604434612">
            <text:p>0,009069236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[0,20698096874312999, 0,074756389687427816]</text:p>
          </table:table-cell>
          <table:table-cell office:value-type="string">
            <text:p>[ 0,34270357 <text:s/>0,21047899]</text:p>
          </table:table-cell>
          <table:table-cell office:value-type="float" office:value="0.00969447167851305">
            <text:p>0,009694471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[-0,34179386393231315, 0,02105800176938788]</text:p>
          </table:table-cell>
          <table:table-cell office:value-type="string">
            <text:p>[ 0,01412929 <text:s/>0,0544258 ]</text:p>
          </table:table-cell>
          <table:table-cell office:value-type="float" office:value="0.0111225987004934">
            <text:p>0,0111225987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string">
            <text:p>[-0,66823922661613333, -0,030521740692735833]</text:p>
          </table:table-cell>
          <table:table-cell office:value-type="string">
            <text:p>[ 0,00693494 <text:s/>0,40834147]</text:p>
          </table:table-cell>
          <table:table-cell office:value-type="float" office:value="0.0112529028146048">
            <text:p>0,011252902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[-0,099048994150551128, 0,3375942981384813]</text:p>
          </table:table-cell>
          <table:table-cell office:value-type="string">
            <text:p>[ 0,00745195 <text:s/>0,42042837]</text:p>
          </table:table-cell>
          <table:table-cell office:value-type="float" office:value="0.0118334383141326">
            <text:p>0,011833438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[-0,17030607893591143, -0,093452377850482771]</text:p>
          </table:table-cell>
          <table:table-cell office:value-type="string">
            <text:p>[ 0,14081768 <text:s/>0,21767138]</text:p>
          </table:table-cell>
          <table:table-cell office:value-type="float" office:value="0.0124449504492837">
            <text:p>0,012444950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[0,52808714268909718, 0,84896954841381378]</text:p>
          </table:table-cell>
          <table:table-cell office:value-type="string">
            <text:p>[ 0,35916445 <text:s/>0,51112417]</text:p>
          </table:table-cell>
          <table:table-cell office:value-type="float" office:value="0.0140768907838291">
            <text:p>0,014076890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[0,82478508226494684, 0,29924926531021334]</text:p>
          </table:table-cell>
          <table:table-cell office:value-type="string">
            <text:p>[ 0,49250174 <text:s/>0,2359572 ]</text:p>
          </table:table-cell>
          <table:table-cell office:value-type="float" office:value="0.0158230165046402">
            <text:p>0,015823016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[0,04276701441080466, -0,39233192694897601]</text:p>
          </table:table-cell>
          <table:table-cell office:value-type="string">
            <text:p>[ 0,09199807 <text:s/>0,03433724]</text:p>
          </table:table-cell>
          <table:table-cell office:value-type="float" office:value="0.0164103526136812">
            <text:p>0,0164103526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[0,86770706552553678, -0,21131666450806108]</text:p>
          </table:table-cell>
          <table:table-cell office:value-type="string">
            <text:p>[ 0,81117031 <text:s/>0,05252153]</text:p>
          </table:table-cell>
          <table:table-cell office:value-type="float" office:value="0.0188455852767367">
            <text:p>0,0188455853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[-0,26010428839216571, 0,96813504361884528]</text:p>
          </table:table-cell>
          <table:table-cell office:value-type="string">
            <text:p>[ 0,02576596 <text:s/>0,66320678]</text:p>
          </table:table-cell>
          <table:table-cell office:value-type="float" office:value="0.0190580163178682">
            <text:p>0,0190580163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string">
            <text:p>[-0,7054145561347458, -0,20300618729629327]</text:p>
          </table:table-cell>
          <table:table-cell office:value-type="string">
            <text:p>[ 0,02234426 <text:s/>0,19037696]</text:p>
          </table:table-cell>
          <table:table-cell office:value-type="float" office:value="0.0196691571192783">
            <text:p>0,0196691571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string">
            <text:p>[-0,0040548461416344272, -0,099157377222325649]</text:p>
          </table:table-cell>
          <table:table-cell office:value-type="string">
            <text:p>[ 0,01595652 <text:s/>0,04092222]</text:p>
          </table:table-cell>
          <table:table-cell office:value-type="float" office:value="0.0200113705728084">
            <text:p>0,020011370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[-0,98866547840803909, -0,012939876154028251]</text:p>
          </table:table-cell>
          <table:table-cell office:value-type="string">
            <text:p>[ 0,03249411 <text:s/>0,31296212]</text:p>
          </table:table-cell>
          <table:table-cell office:value-type="float" office:value="0.0217267997138496">
            <text:p>0,0217267997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string">
            <text:p>[0,68872907480938128, -0,70287843221686563]</text:p>
          </table:table-cell>
          <table:table-cell office:value-type="string">
            <text:p>[ 0,46702222 <text:s/>0,02875418]</text:p>
          </table:table-cell>
          <table:table-cell office:value-type="float" office:value="0.022170685250297">
            <text:p>0,022170685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[0,69658991017707761, -0,41247895883815799]</text:p>
          </table:table-cell>
          <table:table-cell office:value-type="string">
            <text:p>[ 0,44449395 <text:s/>0,04587733]</text:p>
          </table:table-cell>
          <table:table-cell office:value-type="float" office:value="0.0229178143775109">
            <text:p>0,0229178144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[-0,62216205260028945, 0,44218247619124385]</text:p>
          </table:table-cell>
          <table:table-cell office:value-type="string">
            <text:p>[ 0,03709928 <text:s/>0,58345276]</text:p>
          </table:table-cell>
          <table:table-cell office:value-type="float" office:value="0.023545047420183">
            <text:p>0,0235450474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[-0,56953715449614706, 0,047256299148290659]</text:p>
          </table:table-cell>
          <table:table-cell office:value-type="string">
            <text:p>[ 0,03309169 <text:s/>0,44900886]</text:p>
          </table:table-cell>
          <table:table-cell office:value-type="float" office:value="0.0251095352276628">
            <text:p>0,0251095352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[0,21385831019125534, -0,052679074929662173]</text:p>
          </table:table-cell>
          <table:table-cell office:value-type="string">
            <text:p>[ 0,50260077 <text:s/>0,23606339]</text:p>
          </table:table-cell>
          <table:table-cell office:value-type="float" office:value="0.0262493149655754">
            <text:p>0,02624931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[0,5358534708330277, 0,76930377876930867]</text:p>
          </table:table-cell>
          <table:table-cell office:value-type="string">
            <text:p>[ 0,3755466 <text:s text:c="2"/>0,50212566]</text:p>
          </table:table-cell>
          <table:table-cell office:value-type="float" office:value="0.0267178114084043">
            <text:p>0,026717811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[0,40893716737166019, 0,21130979259441984]</text:p>
          </table:table-cell>
          <table:table-cell office:value-type="string">
            <text:p>[ 0,21445761 <text:s/>0,1557442 ]</text:p>
          </table:table-cell>
          <table:table-cell office:value-type="float" office:value="0.0277827938242308">
            <text:p>0,0277827938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[-0,5109002078567253, 0,38211613295386027]</text:p>
          </table:table-cell>
          <table:table-cell office:value-type="string">
            <text:p>[ 0,04558669 <text:s/>0,20638343]</text:p>
          </table:table-cell>
          <table:table-cell office:value-type="float" office:value="0.0292887842597009">
            <text:p>0,0292887843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[-0,67898816164996834, -0,56928634937116462]</text:p>
          </table:table-cell>
          <table:table-cell office:value-type="string">
            <text:p>[ 0,02182119 <text:s/>0,04011309]</text:p>
          </table:table-cell>
          <table:table-cell office:value-type="float" office:value="0.0304699718848485">
            <text:p>0,0304699719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[-0,044110735297954506, 0,022191548001541328]</text:p>
          </table:table-cell>
          <table:table-cell office:value-type="string">
            <text:p>[ 0,20118751 <text:s/>0,26748979]</text:p>
          </table:table-cell>
          <table:table-cell office:value-type="float" office:value="0.0306622802369821">
            <text:p>0,030662280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[0,35532623440886957, 0,23101635983501456]</text:p>
          </table:table-cell>
          <table:table-cell office:value-type="string">
            <text:p>[ 0,44777551 <text:s/>0,32346563]</text:p>
          </table:table-cell>
          <table:table-cell office:value-type="float" office:value="0.0308164238146947">
            <text:p>0,030816423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[-0,80247546787274915, 0,5121167229810123]</text:p>
          </table:table-cell>
          <table:table-cell office:value-type="string">
            <text:p>[ 0,01885709 <text:s/>0,74208984]</text:p>
          </table:table-cell>
          <table:table-cell office:value-type="float" office:value="0.03285330242144">
            <text:p>0,0328533024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[-0,27642555593376061, 0,90433590050745782]</text:p>
          </table:table-cell>
          <table:table-cell office:value-type="string">
            <text:p>[ 0,05223432 <text:s/>0,9043359 ]</text:p>
          </table:table-cell>
          <table:table-cell office:value-type="float" office:value="0.0328659879544269">
            <text:p>0,03286598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[0,25586500558506942, 0,47420487101182185]</text:p>
          </table:table-cell>
          <table:table-cell office:value-type="string">
            <text:p>[ 0,25586501 <text:s/>0,44028554]</text:p>
          </table:table-cell>
          <table:table-cell office:value-type="float" office:value="0.0339193323193042">
            <text:p>0,03391933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[-0,45276754972991162, -0,73554010540294057]</text:p>
          </table:table-cell>
          <table:table-cell office:value-type="string">
            <text:p>[ 0,05886509 <text:s/>0,04896327]</text:p>
          </table:table-cell>
          <table:table-cell office:value-type="float" office:value="0.0341088424564658">
            <text:p>0,0341088425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[0,044019359006565062, -0,54573709972656403]</text:p>
          </table:table-cell>
          <table:table-cell office:value-type="string">
            <text:p>[ 0,22953911 <text:s/>0,04792609]</text:p>
          </table:table-cell>
          <table:table-cell office:value-type="float" office:value="0.0371039496271737">
            <text:p>0,037103949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[0,79746012511701869, 0,24055441906517272]</text:p>
          </table:table-cell>
          <table:table-cell office:value-type="string">
            <text:p>[ 0,68194784 <text:s/>0,24055442]</text:p>
          </table:table-cell>
          <table:table-cell office:value-type="float" office:value="0.0385040960698808">
            <text:p>0,038504096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[-0,84143791978000215, 0,054602185093682087]</text:p>
          </table:table-cell>
          <table:table-cell office:value-type="string">
            <text:p>[ 0,05851098 <text:s/>0,38185633]</text:p>
          </table:table-cell>
          <table:table-cell office:value-type="float" office:value="0.0409067682665954">
            <text:p>0,0409067683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[-0,53740408063986767, 0,73155908916149559]</text:p>
          </table:table-cell>
          <table:table-cell office:value-type="string">
            <text:p>[ 0,11545033 <text:s/>0,47041732]</text:p>
          </table:table-cell>
          <table:table-cell office:value-type="float" office:value="0.0435236274184696">
            <text:p>0,043523627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[0,841247195210444, -0,38942523393075879]</text:p>
          </table:table-cell>
          <table:table-cell office:value-type="string">
            <text:p>[ 0,53991103 <text:s/>0,1128017 ]</text:p>
          </table:table-cell>
          <table:table-cell office:value-type="float" office:value="0.0502226934081203">
            <text:p>0,050222693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[0,13050967832311866, -0,27926617237907847]</text:p>
          </table:table-cell>
          <table:table-cell office:value-type="string">
            <text:p>[ 0,18130086 <text:s/>0,0254809 ]</text:p>
          </table:table-cell>
          <table:table-cell office:value-type="float" office:value="0.0507911794882552">
            <text:p>0,050791179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[0,77247306436820962, -0,63580299189661571]</text:p>
          </table:table-cell>
          <table:table-cell office:value-type="string">
            <text:p>[ 0,47939446 <text:s/>0,06758566]</text:p>
          </table:table-cell>
          <table:table-cell office:value-type="float" office:value="0.0586157211761063">
            <text:p>0,0586157212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[0,11656703091720355, -0,66346664086501472]</text:p>
          </table:table-cell>
          <table:table-cell office:value-type="string">
            <text:p>[ 0,11656703 <text:s/>0,16383456]</text:p>
          </table:table-cell>
          <table:table-cell office:value-type="float" office:value="0.059092943228426">
            <text:p>0,0590929432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[-0,71964217475376102, -0,10645682688331737]</text:p>
          </table:table-cell>
          <table:table-cell office:value-type="string">
            <text:p>[ 0,11639812 <text:s/>0,37128049]</text:p>
          </table:table-cell>
          <table:table-cell office:value-type="float" office:value="0.0597171642061434">
            <text:p>0,059717164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[0,80854387406267547, -0,45223806602521777]</text:p>
          </table:table-cell>
          <table:table-cell office:value-type="string">
            <text:p>[ 0,80854387 <text:s/>0,08962611]</text:p>
          </table:table-cell>
          <table:table-cell office:value-type="float" office:value="0.060207130590151">
            <text:p>0,060207130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[0,48111484723204678, 0,046329702247907778]</text:p>
          </table:table-cell>
          <table:table-cell office:value-type="string">
            <text:p>[ 0,54297824 <text:s/>0,17005649]</text:p>
          </table:table-cell>
          <table:table-cell office:value-type="float" office:value="0.0618633917345736">
            <text:p>0,061863391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[0,72016339367864113, 0,93492202628750665]</text:p>
          </table:table-cell>
          <table:table-cell office:value-type="string">
            <text:p>[ 0,46211609 <text:s/>0,54785107]</text:p>
          </table:table-cell>
          <table:table-cell office:value-type="float" office:value="0.0645118258234942">
            <text:p>0,064511825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[0,80909909773318534, -0,043132167556980461]</text:p>
          </table:table-cell>
          <table:table-cell office:value-type="string">
            <text:p>[ 0,39568119 <text:s/>0,02577082]</text:p>
          </table:table-cell>
          <table:table-cell office:value-type="float" office:value="0.0689029846937319">
            <text:p>0,0689029847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[0,49333567688556468, 0,30734135021077735]</text:p>
          </table:table-cell>
          <table:table-cell office:value-type="string">
            <text:p>[ 0,27463752 <text:s/>0,23444197]</text:p>
          </table:table-cell>
          <table:table-cell office:value-type="float" office:value="0.0728993847099967">
            <text:p>0,072899384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[0,62620606905443144, 0,7104051679282517]</text:p>
          </table:table-cell>
          <table:table-cell office:value-type="string">
            <text:p>[ 0,46446318 <text:s/>0,54866228]</text:p>
          </table:table-cell>
          <table:table-cell office:value-type="float" office:value="0.0808714448909258">
            <text:p>0,080871444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[0,58405246495316676, 0,27683653773637207]</text:p>
          </table:table-cell>
          <table:table-cell office:value-type="string">
            <text:p>[ 0,42207915 <text:s/>0,27683654]</text:p>
          </table:table-cell>
          <table:table-cell office:value-type="float" office:value="0.0809866566108726">
            <text:p>0,080986656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[0,45509595884487819, -0,346733800248897]</text:p>
          </table:table-cell>
          <table:table-cell office:value-type="string">
            <text:p>[ 0,45509596 <text:s/>0,0842372 ]</text:p>
          </table:table-cell>
          <table:table-cell office:value-type="float" office:value="0.107742750712308">
            <text:p>0,107742750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[-0,28434889264724128, -0,72895722172928812]</text:p>
          </table:table-cell>
          <table:table-cell office:value-type="string">
            <text:p>[ 0,19363517 <text:s/>0,22701091]</text:p>
          </table:table-cell>
          <table:table-cell office:value-type="float" office:value="0.119496016088669">
            <text:p>0,119496016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[0,41226147612282682, -0,80891221410127212]</text:p>
          </table:table-cell>
          <table:table-cell office:value-type="string">
            <text:p>[ 0,53224824 <text:s/>0,27096864]</text:p>
          </table:table-cell>
          <table:table-cell office:value-type="float" office:value="0.119986761266571">
            <text:p>0,1199867613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[-0,80895927655536981, 0,65002381599073777]</text:p>
          </table:table-cell>
          <table:table-cell office:value-type="string">
            <text:p>[ 0,15808156 <text:s/>0,2873835 ]</text:p>
          </table:table-cell>
          <table:table-cell office:value-type="float" office:value="0.120880104178903">
            <text:p>0,120880104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string">
            <text:p>[-0,48626381976514876, -0,49707599335347119]</text:p>
          </table:table-cell>
          <table:table-cell office:value-type="string">
            <text:p>[ 0,24082406 <text:s/>0,10883057]</text:p>
          </table:table-cell>
          <table:table-cell office:value-type="float" office:value="0.121181313405996">
            <text:p>0,121181313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[-0,40558666988965242, -0,0091552733429313138]</text:p>
          </table:table-cell>
          <table:table-cell office:value-type="string">
            <text:p>[ 0,08667923 <text:s/>0,23697767]</text:p>
          </table:table-cell>
          <table:table-cell office:value-type="float" office:value="0.123066473913862">
            <text:p>0,123066473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[-0,89345099971624264, -0,27529322331396999]</text:p>
          </table:table-cell>
          <table:table-cell office:value-type="string">
            <text:p>[ 0,10724904 <text:s/>0,09996929]</text:p>
          </table:table-cell>
          <table:table-cell office:value-type="float" office:value="0.125087505342349">
            <text:p>0,125087505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[0,44619884169486757, 0,89060928401587414]</text:p>
          </table:table-cell>
          <table:table-cell office:value-type="string">
            <text:p>[ 0,19559239 <text:s/>0,51469961]</text:p>
          </table:table-cell>
          <table:table-cell office:value-type="float" office:value="0.125303223463388">
            <text:p>0,125303223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[0,070518341506911941, -0,11119615430187335]</text:p>
          </table:table-cell>
          <table:table-cell office:value-type="string">
            <text:p>[ 0,33606195 <text:s/>0,15434746]</text:p>
          </table:table-cell>
          <table:table-cell office:value-type="float" office:value="0.132771806104959">
            <text:p>0,132771806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[0,075362316448345124, -0,60629870158792631]</text:p>
          </table:table-cell>
          <table:table-cell office:value-type="string">
            <text:p>[ 0,20858751 <text:s/>0,19305247]</text:p>
          </table:table-cell>
          <table:table-cell office:value-type="float" office:value="0.133225194455213">
            <text:p>0,133225194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[-0,068453052771530909, 0,6746346381299011]</text:p>
          </table:table-cell>
          <table:table-cell office:value-type="string">
            <text:p>[ 0,35443828 <text:s/>0,67463464]</text:p>
          </table:table-cell>
          <table:table-cell office:value-type="float" office:value="0.140963776718675">
            <text:p>0,140963776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[-0,39918874002314486, 0,20984870949347434]</text:p>
          </table:table-cell>
          <table:table-cell office:value-type="string">
            <text:p>[ 0,3562802 <text:s/>0,3609425]</text:p>
          </table:table-cell>
          <table:table-cell office:value-type="float" office:value="0.151093788862737">
            <text:p>0,151093788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[-0,86624006283468502, 0,16357631744336498]</text:p>
          </table:table-cell>
          <table:table-cell office:value-type="string">
            <text:p>[ 0,19375196 <text:s/>0,16357632]</text:p>
          </table:table-cell>
          <table:table-cell office:value-type="float" office:value="0.151427431813037">
            <text:p>0,151427431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[-0,31893843187717585, -0,71999206621468226]</text:p>
          </table:table-cell>
          <table:table-cell office:value-type="string">
            <text:p>[ 0,18259476 <text:s/>0,11589658]</text:p>
          </table:table-cell>
          <table:table-cell office:value-type="float" office:value="0.167177729884599">
            <text:p>0,1671777299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[0,056876352204122571, 0,21472981498163268]</text:p>
          </table:table-cell>
          <table:table-cell office:value-type="string">
            <text:p>[ 0,22432316 <text:s/>0,38217663]</text:p>
          </table:table-cell>
          <table:table-cell office:value-type="float" office:value="0.16744681143255">
            <text:p>0,167446811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[0,63454572545614329, -0,59071481114157509]</text:p>
          </table:table-cell>
          <table:table-cell office:value-type="string">
            <text:p>[ 0,4659169 <text:s/>0,2524293]</text:p>
          </table:table-cell>
          <table:table-cell office:value-type="float" office:value="0.168628822373524">
            <text:p>0,168628822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[-0,46833783265268758, 0,78353378521232064]</text:p>
          </table:table-cell>
          <table:table-cell office:value-type="string">
            <text:p>[ 0,22343816 <text:s/>0,61058979]</text:p>
          </table:table-cell>
          <table:table-cell office:value-type="float" office:value="0.172943997675618">
            <text:p>0,172943997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[0,17528777225510728, 0,75811256178539954]</text:p>
          </table:table-cell>
          <table:table-cell office:value-type="string">
            <text:p>[ 0,35019362 <text:s/>0,58320671]</text:p>
          </table:table-cell>
          <table:table-cell office:value-type="float" office:value="0.174905851336923">
            <text:p>0,174905851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[0,34452541842699169, 0,72752772873393445]</text:p>
          </table:table-cell>
          <table:table-cell office:value-type="string">
            <text:p>[ 0,34452542 <text:s/>0,37459169]</text:p>
          </table:table-cell>
          <table:table-cell office:value-type="float" office:value="0.176468021329968">
            <text:p>0,176468021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[0,013825242436434571, 0,3898192972969301]</text:p>
          </table:table-cell>
          <table:table-cell office:value-type="string">
            <text:p>[ 0,19134127 <text:s/>0,56733532]</text:p>
          </table:table-cell>
          <table:table-cell office:value-type="float" office:value="0.177516023965172">
            <text:p>0,17751602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[-0,85906439628365405, 0,37245742509222979]</text:p>
          </table:table-cell>
          <table:table-cell office:value-type="string">
            <text:p>[ 0,22273959 <text:s/>0,19215676]</text:p>
          </table:table-cell>
          <table:table-cell office:value-type="float" office:value="0.180300664292632">
            <text:p>0,180300664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[0,43312036320730907, -0,063868639934256066]</text:p>
          </table:table-cell>
          <table:table-cell office:value-type="string">
            <text:p>[ 0,23508483 <text:s/>0,33220244]</text:p>
          </table:table-cell>
          <table:table-cell office:value-type="float" office:value="0.198035537594609">
            <text:p>0,198035537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[0,74717740430507162, -0,88157328891034159]</text:p>
          </table:table-cell>
          <table:table-cell office:value-type="string">
            <text:p>[ 0,33646705 <text:s/>0,35055777]</text:p>
          </table:table-cell>
          <table:table-cell office:value-type="float" office:value="0.205355176453616">
            <text:p>0,205355176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[-0,15703998968365307, -0,058048519440441093]</text:p>
          </table:table-cell>
          <table:table-cell office:value-type="string">
            <text:p>[ 0,46421998 <text:s/>0,14903814]</text:p>
          </table:table-cell>
          <table:table-cell office:value-type="float" office:value="0.207086658191492">
            <text:p>0,207086658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[-0,8316758629395512, 0,38269348375903245]</text:p>
          </table:table-cell>
          <table:table-cell office:value-type="string">
            <text:p>[ 0,33819611 <text:s/>0,61666788]</text:p>
          </table:table-cell>
          <table:table-cell office:value-type="float" office:value="0.233974394314419">
            <text:p>0,233974394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[-0,1340076342312243, 0,43593302290820135]</text:p>
          </table:table-cell>
          <table:table-cell office:value-type="string">
            <text:p>[ 0,35636798 <text:s/>0,19074521]</text:p>
          </table:table-cell>
          <table:table-cell office:value-type="float" office:value="0.245187808825868">
            <text:p>0,245187808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[-0,84388822023615429, 0,56182526941024391]</text:p>
          </table:table-cell>
          <table:table-cell office:value-type="string">
            <text:p>[ 0,43170508 <text:s/>0,56182527]</text:p>
          </table:table-cell>
          <table:table-cell office:value-type="float" office:value="0.25511865998389">
            <text:p>0,2551186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[-0,376869079071809, -0,52815119981034908]</text:p>
          </table:table-cell>
          <table:table-cell office:value-type="string">
            <text:p>[ 0,17320414 <text:s/>0,57199525]</text:p>
          </table:table-cell>
          <table:table-cell office:value-type="float" office:value="0.275036611997709">
            <text:p>0,27503661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[0,36552887215140561, -0,54466506451643071]</text:p>
          </table:table-cell>
          <table:table-cell office:value-type="string">
            <text:p>[ 0,64674947 <text:s/>0,29899673]</text:p>
          </table:table-cell>
          <table:table-cell office:value-type="float" office:value="0.281220598134638">
            <text:p>0,281220598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[-0,62212918438419362, 0,32592218502922443]</text:p>
          </table:table-cell>
          <table:table-cell office:value-type="string">
            <text:p>[ 0,79427789 <text:s/>0,32592219]</text:p>
          </table:table-cell>
          <table:table-cell office:value-type="float" office:value="0.283281414872277">
            <text:p>0,2832814149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[-0,38200106569712378, -0,72675575947876181]</text:p>
          </table:table-cell>
          <table:table-cell office:value-type="string">
            <text:p>[ 0,49360278 <text:s/>0,44071604]</text:p>
          </table:table-cell>
          <table:table-cell office:value-type="float" office:value="0.291867948989791">
            <text:p>0,29186794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[-0,65457872507843562, 0,2159738487136188]</text:p>
          </table:table-cell>
          <table:table-cell office:value-type="string">
            <text:p>[ 0,52711144 <text:s/>0,21597385]</text:p>
          </table:table-cell>
          <table:table-cell office:value-type="float" office:value="0.295422540201483">
            <text:p>0,295422540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[0,76926105950720558, -0,84181759364462017]</text:p>
          </table:table-cell>
          <table:table-cell office:value-type="string">
            <text:p>[ 0,76926106 <text:s/>0,36799684]</text:p>
          </table:table-cell>
          <table:table-cell office:value-type="float" office:value="0.302453609271998">
            <text:p>0,302453609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[0,10812491132211244, -0,92355048132653217]</text:p>
          </table:table-cell>
          <table:table-cell office:value-type="string">
            <text:p>[ 0,4151738 <text:s text:c="2"/>0,30464505]</text:p>
          </table:table-cell>
          <table:table-cell office:value-type="float" office:value="0.307048883932749">
            <text:p>0,307048883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[0,68217124754789227, 0,93809774112025135]</text:p>
          </table:table-cell>
          <table:table-cell office:value-type="string">
            <text:p>[ 0,68217125 <text:s/>0,61083153]</text:p>
          </table:table-cell>
          <table:table-cell office:value-type="float" office:value="0.327266215440954">
            <text:p>0,327266215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[0,23083694748285599, 0,74101245670533122]</text:p>
          </table:table-cell>
          <table:table-cell office:value-type="string">
            <text:p>[ 0,23083695 <text:s/>0,74101246]</text:p>
          </table:table-cell>
          <table:table-cell office:value-type="float" office:value="0.342448948103257">
            <text:p>0,34244894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[0,27572782921900196, -0,34113577158496566]</text:p>
          </table:table-cell>
          <table:table-cell office:value-type="string">
            <text:p>[ 0,27572783 <text:s/>0,34867379]</text:p>
          </table:table-cell>
          <table:table-cell office:value-type="float" office:value="0.344904779545654">
            <text:p>0,344904779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[-0,45056586738497584, 0,70829822693882427]</text:p>
          </table:table-cell>
          <table:table-cell office:value-type="string">
            <text:p>[ 0,58941868 <text:s/>0,36163671]</text:p>
          </table:table-cell>
          <table:table-cell office:value-type="float" office:value="0.346661514839606">
            <text:p>0,346661514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[0,028467894841881503, -0,58323240222938044]</text:p>
          </table:table-cell>
          <table:table-cell office:value-type="string">
            <text:p>[ 0,45071078 <text:s/>0,68349627]</text:p>
          </table:table-cell>
          <table:table-cell office:value-type="float" office:value="0.422242889527472">
            <text:p>0,422242889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[0,57384137575734639, 0,52751837318202788]</text:p>
          </table:table-cell>
          <table:table-cell office:value-type="string">
            <text:p>[ 1,01232123 <text:s/>0,52751837]</text:p>
          </table:table-cell>
          <table:table-cell office:value-type="float" office:value="0.43847984957334">
            <text:p>0,438479849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[-0,96865960064353063, 0,73731360298900028]</text:p>
          </table:table-cell>
          <table:table-cell office:value-type="string">
            <text:p>[ 0,54971499 <text:s/>0,7373136 ]</text:p>
          </table:table-cell>
          <table:table-cell office:value-type="float" office:value="0.506124865145926">
            <text:p>0,506124865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[0,4383892354446034, -0,37964427121120659]</text:p>
          </table:table-cell>
          <table:table-cell office:value-type="string">
            <text:p>[ 0,95654335 <text:s/>0,65666396]</text:p>
          </table:table-cell>
          <table:table-cell office:value-type="float" office:value="0.518154116681019">
            <text:p>0,5181541167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[0,23199245320889161, -0,20017997093281203]</text:p>
          </table:table-cell>
          <table:table-cell office:value-type="string">
            <text:p>[ 0,799224 <text:s text:c="3"/>1,50151466]</text:p>
          </table:table-cell>
          <table:table-cell office:value-type="float" office:value="0.567231544759238">
            <text:p>0,5672315448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Perceptron(weights:[-0.90233,-0.77122],bias:-0.10800,learnRate:0.24508,activFunc:hardOne)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epoka</text:p>
          </table:table-cell>
          <table:table-cell table:style-name="Default" office:value-type="string">
            <text:p>ilość błędów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 table:style-name="Default" office:value-type="float" office:value="2">
            <text:p>2</text:p>
          </table:table-cell>
          <table:table-cell table:style-name="Default">
            <draw:frame table:end-cell-address="Arkusz1.G138" table:end-x="1.855cm" table:end-y="0.309cm" draw:z-index="1" draw:style-name="gr1" draw:text-style-name="P1" svg:width="11.557cm" svg:height="13.044cm" svg:x="0.093cm" svg:y="0.362cm">
              <draw:object draw:notify-on-update-of-ranges="Arkusz1.A107:Arkusz1.A107 Arkusz1.A108:Arkusz1.A141 Arkusz1.B107:Arkusz1.B107 Arkusz1.B108:Arkusz1.B1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Perceptron(weights:[ 0.32305, 0.20909],bias:-0.35307,learnRate:0.24508,activFunc:hardOne)</text:p>
          </table:table-cell>
          <table:table-cell table:style-name="Default" table:number-columns-repeated="3"/>
          <table:table-cell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Arkusz1.A3:Arkusz1.D102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21.10.2017</text:date>, <text:time>01:01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0-20T23:13:19.92</meta:creation-date>
    <dc:date>2017-10-21T01:01:34.90</dc:date>
    <dc:creator>Piotr Tutak</dc:creator>
    <meta:editing-duration>PT1H48M12S</meta:editing-duration>
    <meta:editing-cycles>8</meta:editing-cycles>
    <meta:generator>OpenOffice/4.1.3$Win32 OpenOffice.org_project/413m1$Build-9783</meta:generator>
    <meta:document-statistic meta:table-count="3" meta:cell-count="4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23cm" svg:height="20.35cm" xlink:href=".." xlink:type="simple" chart:class="chart:scatter" chart:style-name="ch1">
        <chart:title svg:x="8.289cm" svg:y="0.543cm" chart:style-name="ch2">
          <text:p>Wykres zależności szybkości uczenia od learning rate</text:p>
        </chart:title>
        <chart:plot-area chart:style-name="ch3" table:cell-range-address="Arkusz1.C2:Arkusz1.D2 Arkusz1.C6:Arkusz1.D102" chart:data-source-has-labels="row" svg:x="1.582cm" svg:y="2.543cm" svg:width="24.553cm" svg:height="16.392cm">
          <chartooo:coordinate-region svg:x="2.574cm" svg:y="2.755cm" svg:width="23.321cm" svg:height="15.507cm"/>
          <chart:axis chart:dimension="x" chart:name="primary-x" chart:style-name="ch4">
            <chart:title svg:x="12.888cm" svg:y="19.343cm" chart:style-name="ch5">
              <text:p>learning rate</text:p>
            </chart:title>
            <chart:grid chart:style-name="ch6" chart:class="major"/>
          </chart:axis>
          <chart:axis chart:dimension="y" chart:name="primary-y" chart:style-name="ch4">
            <chart:title svg:x="0.451cm" svg:y="11.246cm" chart:style-name="ch7">
              <text:p>epoch</text:p>
            </chart:title>
            <chart:grid chart:style-name="ch6" chart:class="major"/>
          </chart:axis>
          <chart:series chart:style-name="ch8" chart:values-cell-range-address="Arkusz1.D6:Arkusz1.D102" chart:label-cell-address="Arkusz1.D2:Arkusz1.D2" chart:class="chart:scatter">
            <chart:domain table:cell-range-address="Arkusz1.C6:Arkusz1.C102"/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epoch number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2677092663571">
                <text:p>0.00102677092663571</text:p>
                <draw:g>
                  <svg:desc>Arkusz1.C6:Arkusz1.C102</svg:desc>
                </draw:g>
              </table:table-cell>
              <table:table-cell office:value-type="float" office:value="1334">
                <text:p>1334</text:p>
                <draw:g>
                  <svg:desc>Arkusz1.D6:Arkusz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2770456786183">
                <text:p>0.0011277045678618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935592860748">
                <text:p>0.002193559286074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8673690384173">
                <text:p>0.0031867369038417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4577201506697">
                <text:p>0.0040457720150669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9205106492271">
                <text:p>0.0045920510649227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89294745494647">
                <text:p>0.004892947454946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2398429703559">
                <text:p>0.0053239842970355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58298283234">
                <text:p>0.006705829828323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6923604434612">
                <text:p>0.00906923604434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69447167851305">
                <text:p>0.009694471678513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1225987004934">
                <text:p>0.01112259870049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2529028146048">
                <text:p>0.01125290281460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8334383141326">
                <text:p>0.01183343831413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4449504492837">
                <text:p>0.01244495044928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0768907838291">
                <text:p>0.0140768907838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230165046402">
                <text:p>0.01582301650464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4103526136812">
                <text:p>0.01641035261368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8455852767367">
                <text:p>0.01884558527673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0580163178682">
                <text:p>0.01905801631786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6691571192783">
                <text:p>0.01966915711927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0113705728084">
                <text:p>0.02001137057280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7267997138496">
                <text:p>0.021726799713849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170685250297">
                <text:p>0.0221706852502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9178143775109">
                <text:p>0.02291781437751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545047420183">
                <text:p>0.02354504742018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1095352276628">
                <text:p>0.02510953522766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2493149655754">
                <text:p>0.02624931496557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7178114084043">
                <text:p>0.02671781140840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77827938242308">
                <text:p>0.02778279382423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2887842597009">
                <text:p>0.02928878425970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4699718848485">
                <text:p>0.03046997188484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6622802369821">
                <text:p>0.03066228023698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8164238146947">
                <text:p>0.0308164238146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85330242144">
                <text:p>0.032853302421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8659879544269">
                <text:p>0.0328659879544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39193323193042">
                <text:p>0.0339193323193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1088424564658">
                <text:p>0.03410884245646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1039496271737">
                <text:p>0.03710394962717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5040960698808">
                <text:p>0.0385040960698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9067682665954">
                <text:p>0.04090676826659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35236274184696">
                <text:p>0.04352362741846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2226934081203">
                <text:p>0.05022269340812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7911794882552">
                <text:p>0.0507911794882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6157211761063">
                <text:p>0.05861572117610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9092943228426">
                <text:p>0.0590929432284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7171642061434">
                <text:p>0.05971716420614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0207130590151">
                <text:p>0.060207130590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8633917345736">
                <text:p>0.0618633917345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18258234942">
                <text:p>0.06451182582349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89029846937319">
                <text:p>0.06890298469373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8993847099967">
                <text:p>0.0728993847099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8714448909258">
                <text:p>0.0808714448909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09866566108726">
                <text:p>0.0809866566108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7742750712308">
                <text:p>0.1077427507123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496016088669">
                <text:p>0.1194960160886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986761266571">
                <text:p>0.1199867612665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880104178903">
                <text:p>0.1208801041789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1181313405996">
                <text:p>0.1211813134059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3066473913862">
                <text:p>0.1230664739138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087505342349">
                <text:p>0.12508750534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5303223463388">
                <text:p>0.125303223463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2771806104959">
                <text:p>0.132771806104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3225194455213">
                <text:p>0.133225194455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0963776718675">
                <text:p>0.1409637767186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1093788862737">
                <text:p>0.1510937888627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1427431813037">
                <text:p>0.1514274318130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177729884599">
                <text:p>0.167177729884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744681143255">
                <text:p>0.1674468114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8628822373524">
                <text:p>0.1686288223735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2943997675618">
                <text:p>0.1729439976756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4905851336923">
                <text:p>0.1749058513369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6468021329968">
                <text:p>0.176468021329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7516023965172">
                <text:p>0.177516023965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0300664292632">
                <text:p>0.1803006642926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8035537594609">
                <text:p>0.1980355375946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5355176453616">
                <text:p>0.2053551764536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7086658191492">
                <text:p>0.207086658191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3974394314419">
                <text:p>0.2339743943144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187808825868">
                <text:p>0.2451878088258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511865998389">
                <text:p>0.255118659983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5036611997709">
                <text:p>0.2750366119977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1220598134638">
                <text:p>0.2812205981346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3281414872277">
                <text:p>0.2832814148722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1867948989791">
                <text:p>0.2918679489897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5422540201483">
                <text:p>0.2954225402014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2453609271998">
                <text:p>0.302453609271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7048883932749">
                <text:p>0.3070488839327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266215440954">
                <text:p>0.327266215440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2448948103257">
                <text:p>0.34244894810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4904779545654">
                <text:p>0.3449047795456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6661514839606">
                <text:p>0.346661514839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2242889527472">
                <text:p>0.4222428895274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847984957334">
                <text:p>0.43847984957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6124865145926">
                <text:p>0.5061248651459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8154116681019">
                <text:p>0.518154116681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7231544759238">
                <text:p>0.56723154475923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8cm" svg:height="13.045cm" xlink:href=".." xlink:type="simple" chart:class="chart:scatter" chart:style-name="ch1">
        <chart:title svg:x="1.701cm" svg:y="0.396cm" chart:style-name="ch2">
          <text:p>Wykres zależności ilości błędów od epoki</text:p>
        </chart:title>
        <chart:plot-area chart:style-name="ch3" table:cell-range-address="Arkusz1.A107:Arkusz1.B141" chart:data-source-has-labels="row" svg:x="1.269cm" svg:y="1.955cm" svg:width="9.827cm" svg:height="9.822cm">
          <chartooo:coordinate-region svg:x="1.705cm" svg:y="2.167cm" svg:width="9.204cm" svg:height="8.937cm"/>
          <chart:axis chart:dimension="x" chart:name="primary-x" chart:style-name="ch4">
            <chart:title svg:x="5.675cm" svg:y="12.038cm" chart:style-name="ch5">
              <text:p>epoka</text:p>
            </chart:title>
            <chart:grid chart:style-name="ch6" chart:class="major"/>
          </chart:axis>
          <chart:axis chart:dimension="y" chart:name="primary-y" chart:style-name="ch7">
            <chart:title svg:x="0.451cm" svg:y="7.836cm" chart:style-name="ch8">
              <text:p>ilość błędów</text:p>
            </chart:title>
            <chart:grid chart:style-name="ch6" chart:class="major"/>
          </chart:axis>
          <chart:series chart:style-name="ch9" chart:values-cell-range-address="Arkusz1.B108:Arkusz1.B141" chart:label-cell-address="Arkusz1.B107:Arkusz1.B107" chart:class="chart:scatter">
            <chart:domain table:cell-range-address="Arkusz1.A108:Arkusz1.A141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lość błędów</text:p>
                <draw:g>
                  <svg:desc>Arkusz1.B107:Arkusz1.B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108:Arkusz1.A141</svg:desc>
                </draw:g>
              </table:table-cell>
              <table:table-cell office:value-type="float" office:value="2">
                <text:p>2</text:p>
                <draw:g>
                  <svg:desc>Arkusz1.B108:Arkusz1.B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